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cc" fo:font-size="20pt" fo:font-weight="bold" officeooo:rsid="0010f058" officeooo:paragraph-rsid="0010f05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10f058" officeooo:paragraph-rsid="0010f058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570110" officeooo:paragraph-rsid="00570110" style:font-weight-asian="normal" style:font-weight-complex="normal"/>
    </style:style>
    <style:style style:name="P4" style:family="paragraph" style:parent-style-name="Standard">
      <style:paragraph-properties fo:margin-top="0.499cm" fo:margin-bottom="0.25cm" loext:contextual-spacing="false" fo:text-align="start" style:justify-single-word="false" style:writing-mode="page"/>
      <style:text-properties fo:color="#ff00cc" fo:font-weight="bold" officeooo:rsid="0012e5b7" officeooo:paragraph-rsid="0012e5b7" style:font-weight-asian="bold" style:font-weight-complex="bold"/>
    </style:style>
    <style:style style:name="P5" style:family="paragraph" style:parent-style-name="Standard">
      <style:paragraph-properties fo:margin-top="0cm" fo:margin-bottom="0.25cm" loext:contextual-spacing="false" fo:text-align="start" style:justify-single-word="false" style:writing-mode="page"/>
      <style:text-properties fo:color="#ff00cc" officeooo:rsid="0010f058" officeooo:paragraph-rsid="0010f058"/>
    </style:style>
    <style:style style:name="P6" style:family="paragraph" style:parent-style-name="Text_20_body">
      <style:text-properties officeooo:paragraph-rsid="00447819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color="#000000" fo:font-weight="bold" officeooo:rsid="004b7ee3" officeooo:paragraph-rsid="004b7ee3" style:font-weight-asian="bold" style:font-weight-complex="bold"/>
    </style:style>
    <style:style style:name="P8" style:family="paragraph" style:parent-style-name="Standard">
      <style:paragraph-properties fo:margin-top="0.499cm" fo:margin-bottom="0cm" loext:contextual-spacing="false" fo:text-align="start" style:justify-single-word="false" style:writing-mode="page"/>
      <style:text-properties fo:color="#000000" fo:font-weight="bold" officeooo:rsid="00536508" officeooo:paragraph-rsid="00536508" style:font-weight-asian="bold" style:font-weight-complex="bold"/>
    </style:style>
    <style:style style:name="P9" style:family="paragraph" style:parent-style-name="Standard">
      <style:paragraph-properties fo:margin-top="0.25cm" fo:margin-bottom="0cm" loext:contextual-spacing="false" fo:line-height="115%" fo:text-align="start" style:justify-single-word="false" style:writing-mode="page"/>
      <style:text-properties fo:color="#000000" fo:font-weight="bold" officeooo:rsid="004cc8c1" officeooo:paragraph-rsid="004cc8c1" style:font-weight-asian="bold" style:font-weight-complex="bold"/>
    </style:style>
    <style:style style:name="P10" style:family="paragraph" style:parent-style-name="Standard">
      <style:paragraph-properties fo:margin-top="0.25cm" fo:margin-bottom="0cm" loext:contextual-spacing="false" fo:line-height="115%" fo:text-align="start" style:justify-single-word="false" style:writing-mode="page"/>
      <style:text-properties fo:color="#000000" fo:font-weight="bold" officeooo:rsid="0039312d" officeooo:paragraph-rsid="004a2f9d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start" style:justify-single-word="false"/>
      <style:text-properties fo:color="#000000" officeooo:rsid="00122e9a" officeooo:paragraph-rsid="00122e9a"/>
    </style:style>
    <style:style style:name="P12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122e9a" style:font-weight-asian="bold" style:font-weight-complex="bold"/>
    </style:style>
    <style:style style:name="P13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e5b7" officeooo:paragraph-rsid="0012e5b7" style:font-weight-asian="bold" style:font-weight-complex="bold"/>
    </style:style>
    <style:style style:name="P14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e5b7" officeooo:paragraph-rsid="003524eb" style:font-weight-asian="bold" style:font-weight-complex="bold"/>
    </style:style>
    <style:style style:name="P15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38a6ac" officeooo:paragraph-rsid="0038a6ac" style:font-weight-asian="bold" style:font-weight-complex="bold"/>
    </style:style>
    <style:style style:name="P16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1c3a0f" officeooo:paragraph-rsid="0029e079" style:font-weight-asian="normal" style:font-weight-complex="normal"/>
    </style:style>
    <style:style style:name="P17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1c3a0f" officeooo:paragraph-rsid="001c3a0f" style:font-weight-asian="normal" style:font-weight-complex="normal"/>
    </style:style>
    <style:style style:name="P18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1c3a0f" officeooo:paragraph-rsid="002476a9" style:font-weight-asian="normal" style:font-weight-complex="normal"/>
    </style:style>
    <style:style style:name="P19" style:family="paragraph" style:parent-style-name="Standard" style:list-style-name="L5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58f3a8" officeooo:paragraph-rsid="0058f3a8" style:font-weight-asian="normal" style:font-weight-complex="normal"/>
    </style:style>
    <style:style style:name="P20" style:family="paragraph" style:parent-style-name="Standard" style:list-style-name="L5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598d5d" officeooo:paragraph-rsid="00598d5d" style:font-weight-asian="normal" style:font-weight-complex="normal"/>
    </style:style>
    <style:style style:name="P21" style:family="paragraph" style:parent-style-name="Standard" style:list-style-name="L4">
      <style:paragraph-properties fo:line-height="115%" fo:text-align="start" style:justify-single-word="false"/>
      <style:text-properties fo:color="#000000" fo:font-weight="normal" officeooo:rsid="004a2f9d" officeooo:paragraph-rsid="004a2f9d" style:font-weight-asian="normal" style:font-weight-complex="normal"/>
    </style:style>
    <style:style style:name="P22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570110" officeooo:paragraph-rsid="00570110" style:font-weight-asian="normal" style:font-weight-complex="normal"/>
    </style:style>
    <style:style style:name="P23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58f3a8" officeooo:paragraph-rsid="0058f3a8" style:font-weight-asian="normal" style:font-weight-complex="normal"/>
    </style:style>
    <style:style style:name="P24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598d5d" officeooo:paragraph-rsid="00598d5d" style:font-weight-asian="normal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color="#000000" fo:font-weight="normal" officeooo:rsid="005b48c7" officeooo:paragraph-rsid="005d90ec" style:font-weight-asian="normal" style:font-weight-complex="normal"/>
    </style:style>
    <style:style style:name="P26" style:family="paragraph" style:parent-style-name="Standard" style:list-style-name="L6">
      <style:paragraph-properties fo:line-height="115%" fo:text-align="start" style:justify-single-word="false"/>
      <style:text-properties fo:color="#000000" fo:font-weight="normal" officeooo:rsid="005b48c7" officeooo:paragraph-rsid="005d90ec" style:font-weight-asian="normal" style:font-weight-complex="normal"/>
    </style:style>
    <style:style style:name="P27" style:family="paragraph" style:parent-style-name="Standard" style:list-style-name="L7">
      <style:paragraph-properties fo:line-height="115%" fo:text-align="start" style:justify-single-word="false"/>
      <style:text-properties fo:color="#000000" fo:font-weight="normal" officeooo:rsid="005b48c7" officeooo:paragraph-rsid="005b48c7" style:font-weight-asian="normal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color="#000000" style:text-underline-style="none" fo:font-weight="normal" officeooo:rsid="005b48c7" officeooo:paragraph-rsid="005d90ec" style:font-weight-asian="normal" style:font-weight-complex="normal"/>
    </style:style>
    <style:style style:name="P29" style:family="paragraph" style:parent-style-name="Standard" style:list-style-name="L7">
      <style:paragraph-properties fo:line-height="115%" fo:text-align="start" style:justify-single-word="false"/>
      <style:text-properties fo:color="#000000" style:text-underline-style="none" fo:font-weight="normal" officeooo:rsid="005b48c7" officeooo:paragraph-rsid="005d90ec" style:font-weight-asian="normal" style:font-weight-complex="normal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officeooo:paragraph-rsid="00278642"/>
    </style:style>
    <style:style style:name="P31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122e9a" officeooo:paragraph-rsid="00122e9a" style:font-weight-asian="bold" style:font-weight-complex="bold"/>
    </style:style>
    <style:style style:name="P32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12e5b7" officeooo:paragraph-rsid="0012e5b7" style:font-weight-asian="bold" style:font-weight-complex="bold"/>
    </style:style>
    <style:style style:name="P33" style:family="paragraph" style:parent-style-name="Standard" style:list-style-name="L1">
      <style:paragraph-properties fo:margin-top="0.101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bold" officeooo:rsid="002e52a6" officeooo:paragraph-rsid="002e52a6" style:font-weight-asian="bold" style:font-weight-complex="bold"/>
    </style:style>
    <style:style style:name="P34" style:family="paragraph" style:parent-style-name="Standard" style:list-style-name="L2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4fa000" officeooo:paragraph-rsid="005cd141" style:font-weight-asian="normal" style:font-weight-complex="normal"/>
    </style:style>
    <style:style style:name="P35" style:family="paragraph" style:parent-style-name="Standard" style:list-style-name="L2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536508" officeooo:paragraph-rsid="00536508" style:font-weight-asian="normal" style:font-weight-complex="normal"/>
    </style:style>
    <style:style style:name="P36" style:family="paragraph" style:parent-style-name="Standard" style:list-style-name="L2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4b7ee3" officeooo:paragraph-rsid="004b7ee3" style:font-weight-asian="normal" style:font-weight-complex="normal"/>
    </style:style>
    <style:style style:name="P37" style:family="paragraph" style:parent-style-name="Standard" style:list-style-name="L2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522237" officeooo:paragraph-rsid="00522237" style:font-weight-asian="normal" style:font-weight-complex="normal"/>
    </style:style>
    <style:style style:name="P38" style:family="paragraph" style:parent-style-name="Standard" style:list-style-name="L2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522237" officeooo:paragraph-rsid="005297bd" style:font-weight-asian="normal" style:font-weight-complex="normal"/>
    </style:style>
    <style:style style:name="P39" style:family="paragraph" style:parent-style-name="Standard" style:list-style-name="L3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522237" officeooo:paragraph-rsid="00522237" style:font-weight-asian="normal" style:font-weight-complex="normal"/>
    </style:style>
    <style:style style:name="P40" style:family="paragraph" style:parent-style-name="Standard" style:list-style-name="L2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4e5c5e" officeooo:paragraph-rsid="004e5c5e" style:font-weight-asian="normal" style:font-weight-complex="normal"/>
    </style:style>
    <style:style style:name="P41" style:family="paragraph" style:parent-style-name="Standard" style:list-style-name="L2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4e5c5e" officeooo:paragraph-rsid="00536508" style:font-weight-asian="normal" style:font-weight-complex="normal"/>
    </style:style>
    <style:style style:name="P42" style:family="paragraph" style:parent-style-name="Standard" style:list-style-name="L3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4e5c5e" officeooo:paragraph-rsid="004e5c5e" style:font-weight-asian="normal" style:font-weight-complex="normal"/>
    </style:style>
    <style:style style:name="P43" style:family="paragraph" style:parent-style-name="Standard" style:list-style-name="L3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532e8c" officeooo:paragraph-rsid="00532e8c" style:font-weight-asian="normal" style:font-weight-complex="normal"/>
    </style:style>
    <style:style style:name="P44" style:family="paragraph" style:parent-style-name="Standard" style:list-style-name="L2">
      <style:paragraph-properties fo:margin-top="0cm" fo:margin-bottom="0cm" loext:contextual-spacing="false" fo:text-align="start" style:justify-single-word="false" style:writing-mode="page"/>
      <style:text-properties fo:color="#000000" style:text-underline-style="none" fo:font-weight="normal" officeooo:rsid="0053f454" officeooo:paragraph-rsid="0053f454" style:font-weight-asian="normal" style:font-weight-complex="normal"/>
    </style:style>
    <style:style style:name="P45" style:family="paragraph" style:parent-style-name="Standard">
      <style:paragraph-properties fo:margin-top="0cm" fo:margin-bottom="0.15cm" loext:contextual-spacing="false" fo:line-height="115%" fo:text-align="start" style:justify-single-word="false" style:writing-mode="page"/>
      <style:text-properties fo:color="#000000" fo:font-weight="bold" officeooo:rsid="0039312d" officeooo:paragraph-rsid="0039312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5b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ebb1" style:font-weight-asian="normal" style:font-weight-complex="normal"/>
    </style:style>
    <style:style style:name="T5" style:family="text">
      <style:text-properties fo:font-weight="normal" officeooo:rsid="0013f9b0" style:font-weight-asian="normal" style:font-weight-complex="normal"/>
    </style:style>
    <style:style style:name="T6" style:family="text">
      <style:text-properties fo:font-weight="normal" officeooo:rsid="001544e0" style:font-weight-asian="normal" style:font-weight-complex="normal"/>
    </style:style>
    <style:style style:name="T7" style:family="text">
      <style:text-properties fo:font-weight="normal" officeooo:rsid="001765b5" style:font-weight-asian="normal" style:font-weight-complex="normal"/>
    </style:style>
    <style:style style:name="T8" style:family="text">
      <style:text-properties fo:font-weight="normal" officeooo:rsid="001c007d" style:font-weight-asian="normal" style:font-weight-complex="normal"/>
    </style:style>
    <style:style style:name="T9" style:family="text">
      <style:text-properties fo:font-weight="normal" officeooo:rsid="0031adc5" style:font-weight-asian="normal" style:font-weight-complex="normal"/>
    </style:style>
    <style:style style:name="T10" style:family="text">
      <style:text-properties fo:font-weight="normal" officeooo:rsid="00321db1" style:font-weight-asian="normal" style:font-weight-complex="normal"/>
    </style:style>
    <style:style style:name="T11" style:family="text">
      <style:text-properties fo:font-weight="normal" officeooo:rsid="001423c6" style:font-weight-asian="normal" style:font-weight-complex="normal"/>
    </style:style>
    <style:style style:name="T12" style:family="text">
      <style:text-properties fo:font-weight="normal" officeooo:rsid="003524eb" style:font-weight-asian="normal" style:font-weight-complex="normal"/>
    </style:style>
    <style:style style:name="T13" style:family="text">
      <style:text-properties fo:font-weight="normal" officeooo:rsid="003706ca" style:font-weight-asian="normal" style:font-weight-complex="normal"/>
    </style:style>
    <style:style style:name="T14" style:family="text">
      <style:text-properties fo:font-weight="normal" officeooo:rsid="0038a6ac" style:font-weight-asian="normal" style:font-weight-complex="normal"/>
    </style:style>
    <style:style style:name="T15" style:family="text">
      <style:text-properties fo:font-weight="normal" officeooo:rsid="0046602b" style:font-weight-asian="normal" style:font-weight-complex="normal"/>
    </style:style>
    <style:style style:name="T16" style:family="text">
      <style:text-properties fo:font-weight="normal" officeooo:rsid="00470491" style:font-weight-asian="normal" style:font-weight-complex="normal"/>
    </style:style>
    <style:style style:name="T17" style:family="text">
      <style:text-properties officeooo:rsid="0019095c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d9da5"/>
    </style:style>
    <style:style style:name="T20" style:family="text">
      <style:text-properties style:text-underline-style="none" officeooo:rsid="001e7e13"/>
    </style:style>
    <style:style style:name="T21" style:family="text">
      <style:text-properties style:text-underline-style="none" officeooo:rsid="001ece24"/>
    </style:style>
    <style:style style:name="T22" style:family="text">
      <style:text-properties style:text-underline-style="none" officeooo:rsid="001ffc1a"/>
    </style:style>
    <style:style style:name="T23" style:family="text">
      <style:text-properties style:text-underline-style="none" officeooo:rsid="0021b7ab"/>
    </style:style>
    <style:style style:name="T24" style:family="text">
      <style:text-properties style:text-underline-style="none" officeooo:rsid="00227784"/>
    </style:style>
    <style:style style:name="T25" style:family="text">
      <style:text-properties style:text-underline-style="none" officeooo:rsid="002719cd"/>
    </style:style>
    <style:style style:name="T26" style:family="text">
      <style:text-properties style:text-underline-style="none" officeooo:rsid="0029e079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2ed8b2" style:font-weight-asian="normal" style:font-weight-complex="normal"/>
    </style:style>
    <style:style style:name="T29" style:family="text">
      <style:text-properties officeooo:rsid="00227784"/>
    </style:style>
    <style:style style:name="T30" style:family="text">
      <style:text-properties fo:color="#000000" style:text-underline-style="solid" style:text-underline-width="auto" style:text-underline-color="font-color" fo:font-weight="normal" officeooo:rsid="001c3a0f" style:font-weight-asian="normal" style:font-weight-complex="normal"/>
    </style:style>
    <style:style style:name="T31" style:family="text">
      <style:text-properties fo:color="#000000" style:text-underline-style="none" fo:font-weight="normal" officeooo:rsid="001c3a0f" style:font-weight-asian="normal" style:font-weight-complex="normal"/>
    </style:style>
    <style:style style:name="T32" style:family="text">
      <style:text-properties fo:color="#000000" style:text-underline-style="none" fo:font-weight="normal" officeooo:rsid="00227784" style:font-weight-asian="normal" style:font-weight-complex="normal"/>
    </style:style>
    <style:style style:name="T33" style:family="text">
      <style:text-properties fo:color="#000000" style:text-underline-style="none" fo:font-weight="normal" officeooo:rsid="002476a9" style:font-weight-asian="normal" style:font-weight-complex="normal"/>
    </style:style>
    <style:style style:name="T34" style:family="text">
      <style:text-properties fo:color="#000000" style:text-underline-style="none" fo:font-weight="normal" officeooo:rsid="0026287d" style:font-weight-asian="normal" style:font-weight-complex="normal"/>
    </style:style>
    <style:style style:name="T35" style:family="text">
      <style:text-properties officeooo:rsid="003fca06"/>
    </style:style>
    <style:style style:name="T36" style:family="text">
      <style:text-properties officeooo:rsid="00499309"/>
    </style:style>
    <style:style style:name="T37" style:family="text">
      <style:text-properties officeooo:rsid="004e5c5e"/>
    </style:style>
    <style:style style:name="T38" style:family="text">
      <style:text-properties officeooo:rsid="00507e62"/>
    </style:style>
    <style:style style:name="T39" style:family="text">
      <style:text-properties officeooo:rsid="00522237"/>
    </style:style>
    <style:style style:name="T40" style:family="text">
      <style:text-properties officeooo:rsid="005297bd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499309"/>
    </style:style>
    <style:style style:name="T43" style:family="text">
      <style:text-properties officeooo:rsid="0053f454"/>
    </style:style>
    <style:style style:name="T44" style:family="text">
      <style:text-properties officeooo:rsid="00598d5d"/>
    </style:style>
    <style:style style:name="T45" style:family="text">
      <style:text-properties officeooo:rsid="005cd141"/>
    </style:style>
    <style:style style:name="T46" style:family="text">
      <style:text-properties officeooo:rsid="005701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 LAKOMEC</text:p>
      <text:p text:style-name="P2">Moliére</text:p>
      <text:p text:style-name="P5"><text:span text:style-name="T2">ROZBOR DÍLA</text:span><text:span text:style-name="T1">:</text:span></text:p>
      <text:list xml:id="list8376185199903431865" text:style-name="L1">
        <text:list-item>
          <text:p text:style-name="P11"><text:span text:style-name="T1">téma:</text:span> <text:span text:style-name="T17">lidská chamtivost, chorobná touha po penězích, jak peníze dokáží člověka změnit <text:tab/>(člověk je pro peníze schopný obětovat vše, vlastní život či lásku svých dětí)</text:span></text:p>
        </text:list-item>
        <text:list-item>
          <text:p text:style-name="P12">motiv: <text:span text:style-name="T5">z výňatku</text:span></text:p>
        </text:list-item>
        <text:list-item>
          <text:p text:style-name="P12">časoprostor: <text:span text:style-name="T6">Paříž (Francie) , roku 1670</text:span></text:p>
        </text:list-item>
        <text:list-item>
          <text:p text:style-name="P12">kompoziční výstavba: <text:span text:style-name="T7">dílo je rozděleno do 5 dějství, psáno chronologicky<text:tab/><text:tab/><text:tab/></text:span><text:span text:style-name="T16">klasická stavba dramatu</text:span><text:span text:style-name="T7"> (expozice, kolize, krize, </text:span><text:span text:style-name="T15">peripetie, </text:span><text:span text:style-name="T7">katastrofa)<text:line-break/><text:tab/></text:span><text:span text:style-name="T12">dodržení pravidla 3 jednot (jednota času, místa, děje)</text:span></text:p>
        </text:list-item>
        <text:list-item>
          <text:p text:style-name="P12">literární druh: <text:span text:style-name="T4">drama </text:span><text:span text:style-name="T8">(psáno prózou)</text:span></text:p>
        </text:list-item>
        <text:list-item>
          <text:p text:style-name="P31">literární žánr: <text:span text:style-name="T4">komedie</text:span></text:p>
        </text:list-item>
        <text:list-item>
          <text:p text:style-name="P13">postavy: </text:p>
          <text:list>
            <text:list-item>
              <text:p text:style-name="P16">Harpagon<text:span text:style-name="T18"> – </text:span><text:span text:style-name="T25">60-ti letý vdovec, bohatý, lakomý, chamtivý, bezcitný, nedůvěřivý, zajímá<text:line-break/><text:tab/> <text:s text:c="7"/>se jen o své peníze (pro peníze je schopný udělat vše)<text:line-break/><text:tab/> <text:s text:c="4"/></text:span><text:span text:style-name="T18">– </text:span><text:span text:style-name="T26">krutý, panovačný, diktátorský, </text:span><text:span text:style-name="T25">nezáleží mu na štěstí svých dětí, </text:span><text:span text:style-name="T26">trpí děti i<text:line-break/><text:tab/> <text:s text:c="7"/>služebnictvo<text:line-break/><text:tab/> <text:s text:c="4"/>– </text:span><text:span text:style-name="T25">lichvář - půjčuje peníze s vysokým úrokem<text:line-break/><text:tab/> <text:s text:c="3"/></text:span><text:span text:style-name="T18"><text:s/>– </text:span><text:span text:style-name="T26">otec Kleanta a Elišky, touží po chudé Marianě</text:span></text:p>
            </text:list-item>
            <text:list-item>
              <text:p text:style-name="P17">Eliška<text:span text:style-name="T18"> – </text:span><text:span text:style-name="T20">dcera Harpagona, zamilovaná do Valéra, nechce se provdat za muže co jí vybral<text:line-break/><text:tab/> <text:s/>otec, nesnáší lakotu svého otce, věří v pravou lásku</text:span></text:p>
            </text:list-item>
            <text:list-item>
              <text:p text:style-name="P17">Kleant<text:span text:style-name="T18"> – </text:span><text:span text:style-name="T21">syn Harpagona, zamilovaný do chudé Mariany, pravý opak Harpagona,<text:line-break/><text:tab/> <text:s text:c="2"/>nechápe otcovu lásku k penězům, hodný, milý, chytrý</text:span></text:p>
            </text:list-item>
            <text:list-item>
              <text:p text:style-name="P17">Valér<text:span text:style-name="T18"> – </text:span><text:span text:style-name="T22">správce Harpagonova domu, zamilovaný do Elišky, </text:span><text:span text:style-name="T23">chce se zalíbit Harpagonovi</text:span></text:p>
            </text:list-item>
            <text:list-item>
              <text:p text:style-name="P17">Mariana<text:span text:style-name="T18"> – </text:span><text:span text:style-name="T24">chudá dívka, krásná, skromná, stará se o svou nemocnou matku, zamilovaná <text:line-break/><text:tab/> <text:s text:c="4"/>do Kleanta (né pro peníze, ale kvůli jeho povaze)</text:span></text:p>
            </text:list-item>
            <text:list-item>
              <text:p text:style-name="P30"><text:span text:style-name="T30">Anselm</text:span><text:span text:style-name="T31"> – </text:span><text:span text:style-name="T32">bohatý šlechtic, starý muž, dobrosrdečný, štědrý, moudrý, </text:span><text:span text:style-name="T34">pravým jménem <text:tab/><text:tab/> <text:s text:c="4"/>Tomas d'Alburci z Neapole</text:span><text:span text:style-name="T32"><text:line-break/><text:tab/> <text:s/></text:span><text:span text:style-name="T31">–</text:span><text:span text:style-name="T32"> </text:span><text:span text:style-name="T33">Harpagon za něj chce provdat Elišku <text:line-break/><text:tab/> <text:s/></text:span><text:span text:style-name="T31">– </text:span><text:span text:style-name="T34">Na konci knihy se zjistí, že je otcem Mariany a Valéra.</text:span></text:p>
            </text:list-item>
            <text:list-item>
              <text:p text:style-name="P17">Štika/ <text:span text:style-name="T29">Čipera/ Šindel</text:span><text:span text:style-name="T18"> – </text:span><text:span text:style-name="T24">Kleantův sluha, oddaný, ukradne skříňku ve snaze pomoci<text:line-break/><text:tab/><text:tab/><text:tab/> <text:s/>Kleantovi</text:span></text:p>
            </text:list-item>
            <text:list-item>
              <text:p text:style-name="P17">Jakub<text:span text:style-name="T18"> – </text:span><text:span text:style-name="T24">kočí a kuchař, falešně udá Valéra z krádeže skříňky</text:span></text:p>
            </text:list-item>
            <text:list-item>
              <text:p text:style-name="P18"><text:span text:style-name="T29">Frosina</text:span><text:span text:style-name="T24"> – </text:span><text:span text:style-name="T19">dohazovačka</text:span></text:p>
            </text:list-item>
          </text:list>
        </text:list-item>
        <text:list-item>
          <text:p text:style-name="P33"><text:span text:style-name="T19">v</text:span><text:span text:style-name="T18">yprávěcí způsoby: </text:span><text:span text:style-name="T27">er</text:span><text:span text:style-name="T28">-</text:span><text:span text:style-name="T27">forma</text:span></text:p>
        </text:list-item>
        <text:list-item>
          <text:p text:style-name="P32">typy promluv: <text:span text:style-name="T9">monology, dialogy, </text:span><text:span text:style-name="T10">přímá i nepřímá řeč</text:span></text:p>
        </text:list-item>
        <text:list-item>
          <text:p text:style-name="P14">jazykové prostředky:<text:span text:style-name="T3"> </text:span></text:p>
          <text:list>
            <text:list-item>
              <text:p text:style-name="P14"><text:span text:style-name="T11">převažuje spisovná čeština, </text:span><text:span text:style-name="T12">jasné a stručné věty</text:span></text:p>
            </text:list-item>
            <text:list-item>
              <text:p text:style-name="P14"><text:span text:style-name="T12">komediální a hovorové prvky, </text:span><text:span text:style-name="T14">občas vulgarismy</text:span></text:p>
            </text:list-item>
            <text:list-item>
              <text:p text:style-name="P15"><text:span text:style-name="T12">č</text:span><text:span text:style-name="T3">asto satyra, ironie, nadsázka</text:span></text:p>
            </text:list-item>
          </text:list>
        </text:list-item>
        <text:list-item>
          <text:p text:style-name="P32">tropy a figury: <text:span text:style-name="T13">ve výňatku</text:span></text:p>
        </text:list-item>
      </text:list>
      <text:p text:style-name="P4"><text:soft-page-break/>AUTOR:</text:p>
      <text:p text:style-name="P7">Moliére</text:p>
      <text:list xml:id="list7617989122822342781" text:style-name="L2">
        <text:list-item>
          <text:p text:style-name="P34">15. ledna 1622<text:span text:style-name="T46"> – </text:span>17. února 1673</text:p>
        </text:list-item>
        <text:list-item>
          <text:p text:style-name="P35">Francouz, narodil se v Paříži</text:p>
        </text:list-item>
        <text:list-item>
          <text:p text:style-name="P36">vlastním jménem <text:span text:style-name="T37">Jean Baptista Poquelin</text:span></text:p>
        </text:list-item>
        <text:list-item>
          <text:p text:style-name="P37">syn bohatého měšťana, ale proti vůli své rodiny se stal komediantem</text:p>
        </text:list-item>
        <text:list-item>
          <text:p text:style-name="P40">herec, režisér a ředitel divadelní společnosti, <text:span text:style-name="T39">která však neměla úspěch a tak začal kočovat.<text:line-break/>Kočovná společnost měla úspěch u krále Ludvíka XIV. díky němuž byla jeho díla řazena na vyšší úroveň</text:span></text:p>
        </text:list-item>
        <text:list-item>
          <text:p text:style-name="P41">zemřel na jevišti během hry Zdravý nemocný</text:p>
        </text:list-item>
      </text:list>
      <text:p text:style-name="P8">Tvorba:</text:p>
      <text:list xml:id="list214820455016649" text:continue-numbering="true" text:style-name="L2">
        <text:list-item>
          <text:p text:style-name="P37">napsal 33 komedií</text:p>
        </text:list-item>
        <text:list-item>
          <text:p text:style-name="P41">dílo Lakomec vyšlo v roce 1667<text:line-break/> <text:tab/><text:span text:style-name="T43">inspirace z díla: </text:span><text:span text:style-name="T42">Titus Maccius Plautus – Komedie o hrnci</text:span></text:p>
        </text:list-item>
        <text:list-item>
          <text:p text:style-name="P44"><text:span text:style-name="T36">d</text:span>ílo přijato negativně</text:p>
        </text:list-item>
        <text:list-item>
          <text:p text:style-name="P38">zabýval se především nízkým dramatem (francouzská fraška a komedie dell'arte)<text:line-break/><text:tab/><text:span text:style-name="T40">fraška = žánrový typ komedie pracující především s nadsázkou<text:line-break/><text:tab/>commedia</text:span> dell'arte <text:span text:style-name="T40">= určena pro lidové diváky, herci na jevišti improvizují</text:span></text:p>
        </text:list-item>
      </text:list>
      <text:list xml:id="list8448241644000639208" text:style-name="L3">
        <text:list-item>
          <text:p text:style-name="P42">psal komedie napadající záporné lidské vlastnosti a chování, <text:span text:style-name="T38">zesměšňoval společnost a předváděl jaká doopravdy je (věci, o kterých se nemluví)</text:span></text:p>
        </text:list-item>
        <text:list-item>
          <text:p text:style-name="P43">měl konflikty z církví i nepřátele na královském dvoře</text:p>
        </text:list-item>
        <text:list-item>
          <text:p text:style-name="P39">proslavil se mezi chudinou</text:p>
        </text:list-item>
      </text:list>
      <text:p text:style-name="P10">Další díla: </text:p>
      <text:list xml:id="list7264806390055770886" text:style-name="L4">
        <text:list-item>
          <text:p text:style-name="P21">Don Juan</text:p>
        </text:list-item>
        <text:list-item>
          <text:p text:style-name="P21">Zdravý nemocný</text:p>
        </text:list-item>
        <text:list-item>
          <text:p text:style-name="P21">Tartuffe</text:p>
        </text:list-item>
      </text:list>
      <text:p text:style-name="P9">Literárně-historický kontext</text:p>
      <text:p text:style-name="P3">Klasicismus</text:p>
      <text:list xml:id="list6896164009990509064" text:style-name="L5">
        <text:list-item>
          <text:p text:style-name="P22">2. pol. 17. stol. – 18. stol., Francie</text:p>
        </text:list-item>
        <text:list-item>
          <text:p text:style-name="P22">vláda Ludvíka XIV. - absolutismus</text:p>
        </text:list-item>
        <text:list-item>
          <text:p text:style-name="P22">vzorem byla antika</text:p>
        </text:list-item>
        <text:list-item>
          <text:p text:style-name="P23">vyznává pravidla, rozum a řád</text:p>
        </text:list-item>
        <text:list-item>
          <text:p text:style-name="P23">potlačen city, návrat k rozumu</text:p>
        </text:list-item>
        <text:list-item>
          <text:p text:style-name="P23">hlavní hrdina se řídí společenskými normami = vítězí rozum nad citem a láskou</text:p>
        </text:list-item>
        <text:list-item>
          <text:p text:style-name="P23">dramata musela dodržovat jednotu času, děje a místa</text:p>
        </text:list-item>
        <text:list-item>
          <text:p text:style-name="P19">vysoké žánry</text:p>
          <text:list>
            <text:list-item>
              <text:p text:style-name="P23">literatura uznávaná společností</text:p>
            </text:list-item>
            <text:list-item>
              <text:p text:style-name="P23">zobrazován život vyšších vrstev, <text:span text:style-name="T44">hlavním hrdinou šlechtic řešící rozpor mezi věrností panovníkovi a osobními zájmy (např. láska) a vždy zvolí povinnost</text:span></text:p>
            </text:list-item>
            <text:list-item>
              <text:p text:style-name="P24">óda, epos, tragédie</text:p>
            </text:list-item>
          </text:list>
        </text:list-item>
        <text:list-item>
          <text:p text:style-name="P20">nízké žánry</text:p>
          <text:list>
            <text:list-item>
              <text:p text:style-name="P24">literatura nebyla uznávaná společností</text:p>
            </text:list-item>
            <text:list-item>
              <text:p text:style-name="P24">hrdinou člen nižší společnosti, jehož zájmy jsou přízemní (např. vydělávání peněz)</text:p>
            </text:list-item>
            <text:list-item>
              <text:p text:style-name="P24">bajky, komedie, satira</text:p>
            </text:list-item>
          </text:list>
        </text:list-item>
      </text:list>
      <text:p text:style-name="P45"><text:soft-page-break/>Současníci:</text:p>
      <text:p text:style-name="P25">Vysoké žánry: </text:p>
      <text:list xml:id="list5049744157780586589" text:style-name="L6">
        <text:list-item>
          <text:p text:style-name="P26"><text:span text:style-name="T18">Pierre Corneille – tragédie Cid</text:span></text:p>
        </text:list-item>
      </text:list>
      <text:p text:style-name="P28">Nízké žánry: </text:p>
      <text:list xml:id="list4936431512611728485" text:style-name="L7">
        <text:list-item>
          <text:p text:style-name="P29">Jean de la Fontaine – psal bajky</text:p>
        </text:list-item>
        <text:list-item>
          <text:p text:style-name="P27"><text:span text:style-name="T18">Carlo Goldoni – Sluha </text:span>dvou pánů</text:p>
        </text:list-item>
      </text:list>
      <text:p text:style-name="P4">DĚJ:</text:p>
      <text:p text:style-name="P6">Děj hry se odehrává v Paříži roku 1670. Hlavní postava, Harpagon je bohatý lakomý vdovec pro kterého peníze znamenají všechno. I každou návštěvu podezírá z krádeže, přestože nic neukradla. Žije v jednom domě společně se svou dcerou Eliškou a synem Kleantem. Na obou dětech velice šetří a proto si Kleant musí půjčovat peníze jinde a dostává se do dluhů.</text:p>
      <text:p text:style-name="P6">Největší problémy však mají děti s láskou. Eliška je zamilovaná do správce domu Valéra, který jí zachránil život a poté se kvůli ní dal do služby k Harpagonovi, Kleant miluje chudou dívku Marianu a chce si ji vzít za ženu. Plány jim ale kříží Harpagon, který jim oznámí, že pro ně má své nápadníky, Kleanta by rád oženil s bohatou vdovou a Elišku se starým a bohatým šlechticem Anselmem. Sám Harpagon chce požádat o ruku Marianu, kterou mu domluvila dohazovačka Frosina.</text:p>
      <text:p text:style-name="Text_20_body">To odpoledne nalezne Kleantův sluha Štika Harpagonem zakopaný poklad na zahradě a ukradne ho, aby tak Kleantovi pomohl. Odcizený majetek v Harpagonovi probudí šílenství a začne vyslýchat rodinu i služebnictvo. Sluha Jakub Harpagonovi namluví, že truhlu ukradl správce. Valér si však myslí, že ho pán podezírá z lásky k Elišce a tak se k ní přizná a Harpagon je naštvaný ještě více.</text:p>
      <text:p text:style-name="Text_20_body">Valér je kvůli pokladu odvlečen před soudce Anselma. Harpagon ho chce nechat pověsit a tak Valér prozradí, že je potomkem hraběte Tomase d´Alburcia z Neapole. Díky tomu se zjistí, že Valér je ztracený bratr Mariany a syn Anselma. </text:p>
      <text:p text:style-name="Text_20_body">Kleant <text:span text:style-name="T35">tedy</text:span> svému otci navrhne, že peníze vrátí, ale pouze tehdy, dostane-li Marianu. Harpagon by obětoval vše, jen aby získal své peníze zpět; jejich ztráta by pro něj znamenala konec všeho, a tak se Mariany vzdává. Díky pravému původu Mariany a Valéra nakonec pochopí, že vdavky jej nebudou stát jedinou minci a proti svatbě svých dětí najednou nic nenamítá. A tak se Valér ožení s Eliškou a Kleant si vezme za ženu Maria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2:41.152000000</meta:creation-date>
    <meta:generator>LibreOffice/5.2.5.1$Windows_X86_64 LibreOffice_project/0312e1a284a7d50ca85a365c316c7abbf20a4d22</meta:generator>
    <dc:date>2019-02-12T21:48:18.115000000</dc:date>
    <meta:editing-duration>P1DT14H45M38S</meta:editing-duration>
    <meta:editing-cycles>66</meta:editing-cycles>
    <meta:document-statistic meta:table-count="0" meta:image-count="0" meta:object-count="0" meta:page-count="3" meta:paragraph-count="75" meta:word-count="934" meta:character-count="5777" meta:non-whitespace-character-count="4872"/>
  </office:meta>
</office:document-meta>
</file>